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S Albert Extra Bold" svg:font-family="'FS Albert Extra Bold', HelveticaNeueBold, HelveticaNeue-Bold, 'Helvetica Neue Bold', HelveticaBold, Helvetica-Bold, 'Helvetica Bold', HelveticaNeue, 'Helvetica Neue', Helvetica, Arial, sans-serif"/>
    <style:font-face style:name="Lohit Devanagari1" svg:font-family="'Lohit Devanagari'"/>
    <style:font-face style:name="Merriweather" svg:font-family="Merriweather, Times, 'Times New Roman', serif"/>
    <style:font-face style:name="Proxima Nova" svg:font-family="'Proxima Nova', apple-system, system-ui, system-ui, 'Segoe UI', Roboto, 'Helvetica Neue', helvetica, Arial, arial, sans-serif"/>
    <style:font-face style:name="ProximaNova" svg:font-family="ProximaNova, Helvetica, Arial, sans-serif"/>
    <style:font-face style:name="ProximaNova1" svg:font-family="ProximaNova, Helvetic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7c351" officeooo:paragraph-rsid="0007c351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07c351" officeooo:paragraph-rsid="0007c351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0903b2" officeooo:paragraph-rsid="000903b2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09d4ff" officeooo:paragraph-rsid="0009d4ff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officeooo:paragraph-rsid="000903b2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ProximaNova1" fo:font-size="13pt" fo:letter-spacing="normal" officeooo:rsid="0007c351" officeooo:paragraph-rsid="0007c351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fo:letter-spacing="normal" officeooo:paragraph-rsid="0007c351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fo:letter-spacing="normal" officeooo:rsid="000903b2" officeooo:paragraph-rsid="000903b2"/>
    </style:style>
    <style:style style:name="P9" style:family="paragraph" style:parent-style-name="Standard">
      <style:paragraph-properties fo:text-align="justify" style:justify-single-word="false"/>
      <style:text-properties officeooo:paragraph-rsid="000903b2"/>
    </style:style>
    <style:style style:name="P10" style:family="paragraph" style:parent-style-name="Standard">
      <style:paragraph-properties fo:text-align="justify" style:justify-single-word="false"/>
      <style:text-properties officeooo:paragraph-rsid="0009d4ff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size="16pt" officeooo:paragraph-rsid="0009d4ff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size="16pt" officeooo:rsid="000b16f3" officeooo:paragraph-rsid="000b16f3"/>
    </style:style>
    <style:style style:name="P13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4" style:family="paragraph" style:parent-style-name="Text_20_body" style:list-style-name="L6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b16f3"/>
    </style:style>
    <style:style style:name="P16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size="16pt" officeooo:rsid="000b16f3" officeooo:paragraph-rsid="000b16f3"/>
    </style:style>
    <style:style style:name="P18" style:family="paragraph" style:parent-style-name="Text_20_body" style:list-style-name="L6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22222" style:font-name="Merriweather" fo:font-size="12pt" fo:letter-spacing="normal" fo:font-style="normal" fo:font-weight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rsid="000b16f3" officeooo:paragraph-rsid="000b16f3"/>
    </style:style>
    <style:style style:name="T1" style:family="text">
      <style:text-properties fo:font-style="normal" fo:font-weight="normal"/>
    </style:style>
    <style:style style:name="T2" style:family="text">
      <style:text-properties style:font-name="ProximaNova1" fo:font-size="13pt" style:font-size-asian="13pt" style:font-size-complex="13pt"/>
    </style:style>
    <style:style style:name="T3" style:family="text">
      <style:text-properties fo:color="#222222" style:font-name="Merriweather" fo:font-size="12pt" fo:font-style="normal" fo:font-weight="normal"/>
    </style:style>
    <style:style style:name="T4" style:family="text">
      <style:text-properties fo:color="#222222" style:font-name="Merriweather" fo:font-size="12pt" fo:font-style="normal" fo:font-weight="normal" style:font-size-asian="13pt" style:font-size-complex="13pt"/>
    </style:style>
    <style:style style:name="T5" style:family="text">
      <style:text-properties fo:color="#222222" style:font-name="Merriweather" fo:font-size="12pt" fo:font-style="normal" fo:font-weight="normal" officeooo:rsid="0007c351" style:font-size-asian="13pt" style:font-size-complex="13pt"/>
    </style:style>
    <style:style style:name="T6" style:family="text">
      <style:text-properties fo:font-variant="normal" fo:text-transform="none" fo:color="#0188b5" style:font-name="Merriweather" fo:font-size="12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0188b5" style:font-name="Merriweather" fo:font-size="12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8" style:family="text">
      <style:text-properties fo:font-variant="normal" fo:text-transform="none" fo:color="#0188b5" style:font-name="Merriweather" fo:font-size="12pt" fo:letter-spacing="normal" fo:font-style="normal" style:text-underline-style="solid" style:text-underline-width="auto" style:text-underline-color="font-color" fo:font-weight="normal" officeooo:rsid="000903b2" style:font-size-asian="13pt" style:font-size-complex="13pt"/>
    </style:style>
    <style:style style:name="T9" style:family="text">
      <style:text-properties fo:font-variant="normal" fo:text-transform="none" fo:color="#0188b5" style:font-name="Merriweather" fo:font-size="12pt" fo:letter-spacing="normal" fo:font-style="normal" style:text-underline-style="none" fo:font-weight="normal" style:font-size-asian="13pt" style:font-size-complex="13pt"/>
    </style:style>
    <style:style style:name="T10" style:family="text">
      <style:text-properties fo:font-variant="normal" fo:text-transform="none" fo:color="#222222" style:font-name="Merriweather" fo:font-size="12pt" fo:letter-spacing="normal" fo:font-style="normal" fo:font-weight="normal"/>
    </style:style>
    <style:style style:name="T11" style:family="text">
      <style:text-properties fo:font-variant="normal" fo:text-transform="none" fo:color="#222222" style:font-name="Merriweather" fo:font-size="12pt" fo:letter-spacing="normal" fo:font-style="normal" fo:font-weight="normal" style:font-size-asian="13pt" style:font-size-complex="13pt"/>
    </style:style>
    <style:style style:name="T12" style:family="text">
      <style:text-properties fo:font-variant="normal" fo:text-transform="none" fo:color="#222222" style:font-name="Merriweather" fo:font-size="12pt" fo:letter-spacing="normal" fo:font-style="normal" fo:font-weight="normal" officeooo:rsid="000903b2" style:font-size-asian="13pt" style:font-size-complex="13pt"/>
    </style:style>
    <style:style style:name="T13" style:family="text">
      <style:text-properties fo:font-variant="normal" fo:text-transform="none" fo:color="#222222" style:font-name="Merriweather" fo:font-size="12pt" fo:letter-spacing="normal" fo:font-style="normal" fo:font-weight="normal" officeooo:rsid="0007c351" style:font-size-asian="13pt" style:font-size-complex="13pt"/>
    </style:style>
    <style:style style:name="T14" style:family="text">
      <style:text-properties fo:font-variant="normal" fo:text-transform="none" fo:color="#222222" style:font-name="Merriweather" fo:font-size="12pt" fo:letter-spacing="normal" fo:font-style="normal" fo:font-weight="normal" officeooo:rsid="0009d4ff" style:font-size-asian="13pt" style:font-size-complex="13pt"/>
    </style:style>
    <style:style style:name="T15" style:family="text">
      <style:text-properties fo:font-variant="normal" fo:text-transform="none" fo:color="#222222" style:font-name="Merriweather" fo:font-size="12pt" fo:letter-spacing="normal" fo:font-style="normal" fo:font-weight="normal" officeooo:rsid="000b16f3" style:font-size-asian="13pt" style:font-size-complex="13pt"/>
    </style:style>
    <style:style style:name="T16" style:family="text">
      <style:text-properties fo:font-variant="normal" fo:text-transform="none" fo:color="#222222" style:font-name="Merriweather" fo:font-size="12pt" fo:letter-spacing="normal" fo:font-style="normal" style:text-underline-style="none" fo:font-weight="normal" style:font-size-asian="13pt" style:font-size-complex="13pt"/>
    </style:style>
    <style:style style:name="T17" style:family="text">
      <style:text-properties fo:font-variant="normal" fo:text-transform="none" fo:color="#222222" style:font-name="ProximaNova1" fo:font-size="13pt" fo:letter-spacing="normal" fo:font-style="normal" fo:font-weight="normal" officeooo:rsid="0007c351" style:font-size-asian="13pt" style:font-size-complex="13pt"/>
    </style:style>
    <style:style style:name="T18" style:family="text">
      <style:text-properties fo:font-variant="normal" fo:text-transform="none" fo:color="#222222" style:font-name="ProximaNova1" fo:font-size="13pt" fo:letter-spacing="normal" fo:font-style="normal" fo:font-weight="normal" officeooo:rsid="0009d4ff" style:font-size-asian="13pt" style:font-size-complex="13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STRESS</text:p>
      <text:p text:style-name="P2">1/ Acute stress</text:p>
      <text:p text:style-name="P2">-<text:tab/><text:span text:style-name="T2">Most common type of stress</text:span></text:p>
      <text:p text:style-name="P6"><text:span text:style-name="T1">-<text:tab/>Acute stress is thrilling and exciting in small doses, but too much is exhausting</text:span></text:p>
      <text:p text:style-name="P7"><text:span text:style-name="T5">-<text:tab/></text:span><text:span text:style-name="T3">comes on quickly and often unexpectedly and doesn’t last too long</text:span><text:span text:style-name="T5">,  but requires a response and shakes you up a bit</text:span></text:p>
      <text:p text:style-name="P8"><text:span text:style-name="T5">S</text:span><text:span text:style-name="T4">ome methods:</text:span></text:p>
      <text:p text:style-name="P8"><text:span text:style-name="T4"><text:tab/>+<text:tab/>Breathing exercise: <text:s text:c="2"/>Work quickl</text:span></text:p>
      <text:p text:style-name="P9"><text:span text:style-name="T12"><text:tab/>+<text:tab/></text:span><text:a xlink:type="simple" xlink:href="https://www.verywellmind.com/cognitive-reframing-for-stress-management-3144872" text:style-name="Internet_20_link" text:visited-style-name="Visited_20_Internet_20_Link"><text:span text:style-name="T7">Cognitive Reframing</text:span></text:a><text:span text:style-name="T11">: Learn to change the way you look at the situation to manage your stress levels.</text:span></text:p>
      <text:p text:style-name="P9"><text:span text:style-name="T12"><text:tab/>+<text:tab/></text:span><text:a xlink:type="simple" xlink:href="https://www.verywellmind.com/reduce-tension-with-progressive-muscle-relaxation-3144608" text:style-name="Internet_20_link" text:visited-style-name="Visited_20_Internet_20_Link"><text:span text:style-name="T7">Progressive Muscle Relaxation</text:span></text:a><text:span text:style-name="T11">: Like breathing exercises, PMR will give you a moment to regroup and calm down.</text:span></text:p>
      <text:p text:style-name="P9"><text:span text:style-name="T12"><text:tab/>+<text:tab/></text:span><text:a xlink:type="simple" xlink:href="https://www.verywellmind.com/practice-5-minute-meditation-3144714" text:style-name="Internet_20_link" text:visited-style-name="Visited_20_Internet_20_Link"><text:span text:style-name="T8">Mini-Meditation</text:span></text:a><text:span text:style-name="T12">: Take breathing exercises a step further with this quick, 5-minute meditation technique to calm down in the moment.</text:span></text:p>
      <text:p text:style-name="P9"><text:span text:style-name="T13"><text:tab/></text:span></text:p>
      <text:p text:style-name="P3">2/Chronic Stress</text:p>
      <text:p text:style-name="P5"><text:span text:style-name="T13">-<text:tab/>If acute stress isn't resolved and begins to increase or lasts for long periods of time, it becomes chronic stress.</text:span></text:p>
      <text:p text:style-name="P5"><text:span text:style-name="T13">-<text:tab/></text:span><text:span text:style-name="T17">tends to occur on a regular basis. </text:span><text:span text:style-name="T18">(</text:span></text:p>
      <text:p text:style-name="P5"><text:span text:style-name="T17">-<text:tab/>leave you feeling drained, and can lead to burnout if it’s not effectively managed</text:span></text:p>
      <text:p text:style-name="P10"><text:span text:style-name="T13">S</text:span><text:span text:style-name="T12">ome methods:<text:tab/></text:span></text:p>
      <text:p text:style-name="P10"><text:span text:style-name="T9"><text:tab/>.</text:span><text:a xlink:type="simple" xlink:href="https://www.verywellmind.com/how-to-relieve-stress-with-exercise-3144926" text:style-name="Internet_20_link" text:visited-style-name="Visited_20_Internet_20_Link">Exercise Regularly</text:a><text:span text:style-name="T11">: Exercise and stress management are closely linked for several reasons.</text:span></text:p>
      <text:list xml:id="list2245789684" text:style-name="L5">
        <text:list-item>
          <text:p text:style-name="P13"><text:a xlink:type="simple" xlink:href="https://www.verywellmind.com/how-to-combat-stress-with-good-nutrition-3144529" text:style-name="Internet_20_link" text:visited-style-name="Visited_20_Internet_20_Link"><text:span text:style-name="T6">Maintain a Healthy Diet</text:span></text:a><text:span text:style-name="T10">: Fueling your body well can help with overall stress levels because your entire system will function better.</text:span></text:p>
        </text:list-item>
        <text:list-item>
          <text:p text:style-name="P13"><text:a xlink:type="simple" xlink:href="https://www.verywellmind.com/how-to-create-social-support-in-your-life-3144955" text:style-name="Internet_20_link" text:visited-style-name="Visited_20_Internet_20_Link"><text:span text:style-name="T6">Cultivate Supportive Relationships</text:span></text:a><text:span text:style-name="T10">: Having a solid support system is a crucial coping mechanism.</text:span></text:p>
        </text:list-item>
        <text:list-item>
          <text:p text:style-name="P13"><text:a xlink:type="simple" xlink:href="https://www.verywellmind.com/meditation-4157199" text:style-name="Internet_20_link" text:visited-style-name="Visited_20_Internet_20_Link"><text:span text:style-name="T6">Meditate Regularly</text:span></text:a><text:span text:style-name="T10">: While quick meditations are great for dealing with acute stress, a regular meditation practice will help build your overall resilience to stress.</text:span></text:p>
        </text:list-item>
        <text:list-item>
          <text:p text:style-name="P13"><text:a xlink:type="simple" xlink:href="https://www.verywellmind.com/how-to-use-music-for-stress-relief-3144689" text:style-name="Internet_20_link" text:visited-style-name="Visited_20_Internet_20_Link"><text:span text:style-name="T6">Listen to Music</text:span></text:a><text:span text:style-name="T10">: Music can act as a wonderful, stress-reducing backdrop to everyday tasks.</text:span></text:p>
          <text:p text:style-name="P13"><text:span text:style-name="T10"/></text:p>
        </text:list-item>
      </text:list>
      <text:p text:style-name="P4">3/ Emotional Stress</text:p>
      <text:p text:style-name="P11"><text:span text:style-name="T13">-<text:tab/>The pain of emotional stress can hit harder than some other types of stress.</text:span></text:p>
      <text:p text:style-name="P12"><text:span text:style-name="T13">S</text:span><text:span text:style-name="T11">ome methods:</text:span></text:p>
      <text:p text:style-name="P17"><text:span text:style-name="T16"><text:tab/></text:span><text:a xlink:type="simple" xlink:href="https://www.verywellmind.com/the-benefits-of-journaling-for-stress-management-3144611" text:style-name="Internet_20_link" text:visited-style-name="Visited_20_Internet_20_Link"><text:span text:style-name="T9">Write in a Journal</text:span></text:a><text:span text:style-name="T11">: There are several different journaling strategies to try, all with benefits.</text:span></text:p>
      <text:list xml:id="list2832424219" text:style-name="L6">
        <text:list-item>
          <text:p text:style-name="P14"><text:a xlink:type="simple" xlink:href="https://www.verywellmind.com/types-of-social-support-3144960" text:style-name="Internet_20_link" text:visited-style-name="Visited_20_Internet_20_Link"><text:span text:style-name="T6">Talk to a Friend</text:span></text:a><text:span text:style-name="T10">: Learn about the several different types of social support friends can offer you.</text:span></text:p>
        </text:list-item>
        <text:list-item>
          <text:p text:style-name="P18">Listen to Music</text:p>
        </text:list-item>
        <text:list-item>
          <text:p text:style-name="P14"><text:a xlink:type="simple" xlink:href="https://www.verywellmind.com/mindfulness-the-health-and-stress-relief-benefits-3145189" text:style-name="Internet_20_link" text:visited-style-name="Visited_20_Internet_20_Link"><text:span text:style-name="T6">Practice Mindfulness</text:span></text:a><text:span text:style-name="T10">: Mindfulness can help keep you rooted in the present moment.</text:span></text:p>
        </text:list-item>
      </text:list>
      <text:p text:style-name="P12"><text:span text:style-name="T11"/></text:p>
      <text:p text:style-name="P19"><text:span text:style-name="T12">4/ </text:span><text:span text:style-name="T11">Battling burnout</text:span></text:p>
      <text:p text:style-name="P15"><text:soft-page-break/><text:span text:style-name="T15">-<text:tab/></text:span><text:span text:style-name="T11">Burnout is the result of the prolonged chronic stress of situations that leave people feeling a lack of control in their lives.</text:span></text:p>
      <text:p text:style-name="P15"><text:span text:style-name="T15">-<text:tab/>it is difficult to maintain motivation to work and accomplish what you need to accomplish, and you can feel chronically overwhelmed</text:span></text:p>
      <text:p text:style-name="P19"><text:span text:style-name="T11">Some methods:</text:span></text:p>
      <text:p text:style-name="P19"><text:span text:style-name="T16"><text:tab/></text:span><text:a xlink:type="simple" xlink:href="https://www.verywellmind.com/take-vacations-for-stress-relief-overall-health-3145274" text:style-name="Internet_20_link" text:visited-style-name="Visited_20_Internet_20_Link"><text:span text:style-name="T9">Take Some Time Off</text:span></text:a><text:span text:style-name="T11">: If you never take your vacation time, here's why you should start.</text:span></text:p>
      <text:list xml:id="list1814288010" text:style-name="L7">
        <text:list-item>
          <text:p text:style-name="P16"><text:a xlink:type="simple" xlink:href="https://www.verywellmind.com/maintain-a-sense-of-humor-3144888" text:style-name="Internet_20_link" text:visited-style-name="Visited_20_Internet_20_Link"><text:span text:style-name="T6">Get More Laughter Into Your Life</text:span></text:a><text:span text:style-name="T10">: Laughter can lead to better overall health and bring joy into your day.</text:span></text:p>
        </text:list-item>
        <text:list-item>
          <text:p text:style-name="P16"><text:a xlink:type="simple" xlink:href="https://www.verywellmind.com/the-importance-of-hobbies-for-stress-relief-3144574" text:style-name="Internet_20_link" text:visited-style-name="Visited_20_Internet_20_Link"><text:span text:style-name="T6">Indulge in Hobbies</text:span></text:a><text:span text:style-name="T10">: Don't wait until your life calms down to engage in </text:span></text:p>
        </text:list-item>
      </text:list>
      <text:p text:style-name="P15"><text:span text:style-name="T15"><text:tab/></text:span><text:a xlink:type="simple" xlink:href="https://www.verywellmind.com/valuable-tips-for-the-stressed-and-busy-3144979" text:style-name="Internet_20_link" text:visited-style-name="Visited_20_Internet_20_Link"><text:span text:style-name="T7">Make Your Weekends Count</text:span></text:a><text:span text:style-name="T11">: Learn how to bring some of your weekend into your work week for less stress.</text:span></text:p>
      <text:p text:style-name="P19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S Albert Extra Bold" svg:font-family="'FS Albert Extra Bold', HelveticaNeueBold, HelveticaNeue-Bold, 'Helvetica Neue Bold', HelveticaBold, Helvetica-Bold, 'Helvetica Bold', HelveticaNeue, 'Helvetica Neue', Helvetica, Arial, sans-serif"/>
    <style:font-face style:name="Lohit Devanagari1" svg:font-family="'Lohit Devanagari'"/>
    <style:font-face style:name="Merriweather" svg:font-family="Merriweather, Times, 'Times New Roman', serif"/>
    <style:font-face style:name="Proxima Nova" svg:font-family="'Proxima Nova', apple-system, system-ui, system-ui, 'Segoe UI', Roboto, 'Helvetica Neue', helvetica, Arial, arial, sans-serif"/>
    <style:font-face style:name="ProximaNova" svg:font-family="ProximaNova, Helvetica, Arial, sans-serif"/>
    <style:font-face style:name="ProximaNova1" svg:font-family="ProximaNova, Helvetic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1:39:22.137077695</meta:creation-date>
    <dc:date>2018-05-26T13:03:17.026323029</dc:date>
    <meta:editing-duration>PT4M20S</meta:editing-duration>
    <meta:editing-cycles>1</meta:editing-cycles>
    <meta:document-statistic meta:table-count="0" meta:image-count="0" meta:object-count="0" meta:page-count="2" meta:paragraph-count="37" meta:word-count="439" meta:character-count="2571" meta:non-whitespace-character-count="2163"/>
    <meta:generator>LibreOffice/6.0.3.2$Linux_X86_64 LibreOffice_project/00m0$Build-2</meta:generator>
  </office:meta>
</office:document-meta>
</file>